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adornments="Regular" style:font-pitch="variable"/>
    <style:font-face style:name="DejaVu Math TeX Gyre1" svg:font-family="'DejaVu Math TeX Gyre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29fcf" draw:auto-grow-height="true" draw:auto-grow-width="false" fo:min-height="0.89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49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fo:min-height="1.48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3.536cm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fo:min-height="1.489cm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fo:min-height="1.489cm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5.555cm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draw:fill="none" fo:min-height="0.637cm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draw:fill="none" fo:min-height="0.637cm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draw:fill="none" fo:min-height="0.637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729fcf" draw:auto-grow-height="true" fo:min-height="1.878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auto-grow-height="true" fo:min-height="11.766cm" loext:decorative="false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auto-grow-height="true" fo:min-height="11.903cm" loext:decorative="false"/>
      <style:paragraph-properties style:writing-mode="lr-tb"/>
    </style:style>
    <style:style style:name="pr6" style:family="presentation" style:parent-style-name="Default-subtitle" style:list-style-name="L2">
      <style:graphic-properties draw:fill-color="#ffffff" draw:auto-grow-height="true" fo:min-height="15.875cm" loext:decorative="false"/>
      <style:paragraph-properties style:writing-mode="lr-tb"/>
    </style:style>
    <style:style style:name="pr7" style:family="presentation" style:parent-style-name="Default-subtitle" style:list-style-name="L2">
      <style:graphic-properties draw:fill-color="#ffffff" draw:auto-grow-height="true" fo:min-height="15.875cm" loext:decorative="false"/>
      <style:paragraph-properties style:writing-mode="lr-tb"/>
    </style:style>
    <style:style style:name="pr8" style:family="presentation" style:parent-style-name="Default-title">
      <style:graphic-properties draw:fill="solid" draw:fill-color="#729fcf" draw:auto-grow-height="true" fo:min-height="2.629cm" loext:decorative="false"/>
      <style:paragraph-properties style:writing-mode="lr-tb"/>
    </style:style>
    <style:style style:name="pr9" style:family="presentation" style:parent-style-name="Default-subtitle" style:list-style-name="L2">
      <style:graphic-properties draw:fill-color="#ffffff" draw:auto-grow-height="true" fo:min-height="11.766cm" loext:decorative="false"/>
      <style:paragraph-properties style:writing-mode="lr-tb"/>
    </style:style>
    <style:style style:name="pr10" style:family="presentation" style:parent-style-name="Default-subtitle" style:list-style-name="L2">
      <style:graphic-properties draw:fill-color="#ffffff" draw:auto-grow-height="true" fo:min-height="11.903cm" loext:decorative="false"/>
      <style:paragraph-properties style:writing-mode="lr-tb"/>
    </style:style>
    <style:style style:name="pr11" style:family="presentation" style:parent-style-name="Default-subtitle" style:list-style-name="L2">
      <style:graphic-properties draw:fill-color="#ffffff" draw:auto-grow-height="true" fo:min-height="15.875cm" loext:decorative="false"/>
      <style:paragraph-properties style:writing-mode="lr-tb"/>
    </style:style>
    <style:style style:name="pr12" style:family="presentation" style:parent-style-name="Default-subtitle" style:list-style-name="L2">
      <style:graphic-properties draw:fill-color="#ffffff" draw:auto-grow-height="true" fo:min-height="15.875cm" loext:decorative="false"/>
      <style:paragraph-properties style:writing-mode="lr-tb"/>
    </style:style>
    <style:style style:name="pr13" style:family="presentation" style:parent-style-name="Default-outline1">
      <style:graphic-properties fo:min-height="8.883cm" loext:decorative="false"/>
      <style:paragraph-properties style:writing-mode="lr-tb"/>
    </style:style>
    <style:style style:name="pr14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  <style:text-properties style:font-name="DejaVu Math TeX Gyre1"/>
    </style:style>
    <style:style style:name="P2" style:family="paragraph">
      <loext:graphic-properties draw:fill="solid" draw:fill-color="#729fcf"/>
      <style:paragraph-properties fo:text-align="center"/>
      <style:text-properties style:font-name="DejaVu Math TeX Gyre1"/>
    </style:style>
    <style:style style:name="P3" style:family="paragraph">
      <style:text-properties style:font-name="DejaVu Math TeX Gyre1" fo:font-size="24pt" style:font-size-asian="24pt" style:font-size-complex="24pt"/>
    </style:style>
    <style:style style:name="P4" style:family="paragraph">
      <style:paragraph-properties fo:margin-left="0cm" fo:margin-right="0cm" fo:text-align="center" fo:text-indent="0cm"/>
      <style:text-properties style:font-name="DejaVu Math TeX Gyre1" fo:font-size="24pt" style:font-size-asian="24pt" style:font-size-complex="24pt"/>
    </style:style>
    <style:style style:name="P5" style:family="paragraph">
      <loext:graphic-properties draw:fill-color="#ffffff"/>
      <style:text-properties style:font-name="DejaVu Math TeX Gyre1" fo:font-size="24pt" style:font-size-asian="24pt" style:font-size-complex="24pt"/>
    </style:style>
    <style:style style:name="P6" style:family="paragraph">
      <style:paragraph-properties fo:text-align="center"/>
      <style:text-properties style:font-name="DejaVu Math TeX Gyre1" fo:font-size="18pt" style:font-size-asian="18pt" style:font-size-complex="18pt"/>
    </style:style>
    <style:style style:name="P7" style:family="paragraph">
      <loext:graphic-properties draw:fill="solid" draw:fill-color="#729fcf"/>
      <style:paragraph-properties fo:text-align="center"/>
      <style:text-properties style:font-name="DejaVu Math TeX Gyre1"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align="start" fo:text-indent="0cm"/>
      <style:text-properties style:font-name="DejaVu Math TeX Gyre1" fo:font-size="14pt" style:font-size-asian="14pt" style:font-size-complex="14pt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style:font-name="DejaVu Math TeX Gyre1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style:font-name="DejaVu Math TeX Gyre1" fo:font-size="14pt" style:font-size-asian="14pt" style:font-size-complex="14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DejaVu Math TeX Gyre1" fo:font-size="14pt" style:font-size-asian="14pt" style:font-size-complex="14pt"/>
    </style:style>
    <style:style style:name="P16" style:family="paragraph">
      <style:paragraph-properties fo:text-align="center"/>
      <style:text-properties style:font-name="DejaVu Math TeX Gyre1" fo:font-size="36pt" style:font-size-asian="36pt" style:font-size-complex="36pt"/>
    </style:style>
    <style:style style:name="P17" style:family="paragraph">
      <loext:graphic-properties draw:fill="solid" draw:fill-color="#729fcf"/>
      <style:paragraph-properties fo:text-align="center"/>
      <style:text-properties style:font-name="DejaVu Math TeX Gyre1" fo:font-size="36pt" style:font-size-asian="36pt" style:font-size-complex="36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1" style:family="paragraph">
      <style:text-properties fo:font-size="18pt"/>
    </style:style>
    <style:style style:name="P22" style:family="paragraph">
      <loext:graphic-properties draw:fill="none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loext:graphic-properties draw:fill="none"/>
      <style:text-properties fo:font-size="18pt" style:font-size-asian="18pt" style:font-size-complex="18pt"/>
    </style:style>
    <style:style style:name="P26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30" style:family="paragraph">
      <style:text-properties fo:font-size="20pt" style:font-size-asian="20pt" style:font-size-complex="20pt"/>
    </style:style>
    <style:style style:name="P31" style:family="paragraph">
      <loext:graphic-properties draw:fill="none"/>
      <style:text-properties fo:font-size="20pt" style:font-size-asian="20pt" style:font-size-complex="20pt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6" style:family="paragraph">
      <loext:graphic-properties draw:fill-color="#ffffff"/>
      <style:paragraph-properties fo:text-align="start"/>
      <style:text-properties style:font-name="DejaVu Math TeX Gyre1" fo:font-size="14pt" style:font-size-asian="14pt" style:font-size-complex="14pt"/>
    </style:style>
    <style:style style:name="T1" style:family="text">
      <style:text-properties style:font-name="DejaVu Math TeX Gyre1"/>
    </style:style>
    <style:style style:name="T2" style:family="text">
      <style:text-properties style:font-name="DejaVu Math TeX Gyre1" fo:font-size="24pt" style:font-size-asian="24pt" style:font-size-complex="24pt"/>
    </style:style>
    <style:style style:name="T3" style:family="text">
      <style:text-properties style:font-name="DejaVu Math TeX Gyre1" fo:font-size="18pt" style:font-size-asian="18pt" style:font-size-complex="18pt"/>
    </style:style>
    <style:style style:name="T4" style:family="text">
      <style:text-properties style:font-name="DejaVu Math TeX Gyre1"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14pt" fo:font-style="normal" fo:text-shadow="none" style:text-underline-style="none" fo:font-weight="normal" style:letter-kerning="true" fo:background-color="transparent" style:font-name-asian="Unifont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Math TeX Gyre1" fo:font-size="36pt" style:font-size-asian="36pt" style:font-size-complex="3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DejaVu Math TeX Gyre1" fo:font-size="20pt" style:font-size-asian="20pt" style:font-size-complex="2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20pt" fo:font-style="normal" fo:text-shadow="none" style:text-underline-style="none" fo:font-weight="normal" style:letter-kerning="true" style:font-name-asian="Unifont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20pt" fo:font-style="normal" fo:text-shadow="none" style:text-underline-style="none" fo:font-weight="normal" style:letter-kerning="true" fo:background-color="transparent" style:font-name-asian="Unifont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18pt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Nocksche and Nocko</text:span></text:p>
          </draw:text-box>
        </draw:frame>
        <draw:frame presentation:style-name="pr2" draw:text-style-name="P5" draw:layer="layout" svg:width="25.191cm" svg:height="9.318cm" svg:x="1.399cm" svg:y="3.592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2">[[[0 1] [[0 2] [0 3]]] [[0 1] [[0 2] [0 3]]]]</text:span></text:p>
            <text:p text:style-name="P4"><text:span text:style-name="T2"><text:line-break/></text:span><text:span text:style-name="T2"><text:line-break/></text:span><text:span text:style-name="T2"/></text:p>
            <text:p text:style-name="P3"><text:span text:style-name="T2">James P. Torre, IV</text:span></text:p>
            <text:p text:style-name="P3"><text:span text:style-name="T2"><text:line-break/></text:span><text:span text:style-name="T2">jpt4@proton.me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Nock (4K)</text:span></text:p>
          </draw:text-box>
        </draw:frame>
        <draw:frame presentation:style-name="pr4" draw:text-style-name="P10" draw:layer="layout" svg:width="4.951cm" svg:height="11.766cm" svg:x="1.699cm" svg:y="3.175cm" presentation:class="subtitle" presentation:user-transformed="true">
          <draw:text-box>
            <text:p text:style-name="P9"><text:span text:style-name="T4">nock(a) <text:s text:c="9"/></text:span></text:p>
            <text:p text:style-name="P9"><text:span text:style-name="T4">[a b c] <text:s text:c="11"/></text:span></text:p>
            <text:p text:style-name="P9"><text:span text:style-name="T4"/></text:p>
            <text:p text:style-name="P9"><text:span text:style-name="T4">?[a b] <text:s text:c="12"/></text:span></text:p>
            <text:p text:style-name="P9"><text:span text:style-name="T4">?a <text:s text:c="18"/></text:span></text:p>
            <text:p text:style-name="P9"><text:span text:style-name="T4">+[a b] <text:s text:c="12"/></text:span></text:p>
            <text:p text:style-name="P9"><text:span text:style-name="T4">+a <text:s text:c="17"/></text:span></text:p>
            <text:p text:style-name="P9"><text:span text:style-name="T4">=[a a] <text:s text:c="11"/></text:span></text:p>
            <text:p text:style-name="P9"><text:span text:style-name="T4">=[a b] <text:s text:c="11"/></text:span></text:p>
            <text:p text:style-name="P9"><text:span text:style-name="T4"/></text:p>
            <text:p text:style-name="P9"><text:span text:style-name="T4">/[1 a] <text:s text:c="13"/></text:span></text:p>
            <text:p text:style-name="P9"><text:span text:style-name="T4">/[2 a b] <text:s text:c="11"/></text:span></text:p>
            <text:p text:style-name="P9"><text:span text:style-name="T4">/[3 a b] <text:s text:c="11"/></text:span></text:p>
            <text:p text:style-name="P9"><text:span text:style-name="T4">/[(a + a) b] <text:s text:c="7"/></text:span></text:p>
            <text:p text:style-name="P9"><text:span text:style-name="T4">/[(a + a + 1) b] <text:s text:c="3"/></text:span></text:p>
            <text:p text:style-name="P9"><text:span text:style-name="T4">/a <text:s text:c="17"/></text:span></text:p>
            <text:p text:style-name="P9"><text:span text:style-name="T4"/></text:p>
            <text:p text:style-name="P9"><text:span text:style-name="T4">#[1 a b] <text:s text:c="17"/></text:span></text:p>
            <text:p text:style-name="P9"><text:span text:style-name="T4">#[(a + a) b c] <text:s text:c="8"/></text:span></text:p>
            <text:p text:style-name="P9"><text:span text:style-name="T4">#[(a + a + 1) b c] <text:s text:c="2"/></text:span></text:p>
            <text:p text:style-name="P9"><text:span text:style-name="T5">#a <text:s text:c="26"/>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3" draw:text-style-name="P12" draw:layer="layout" svg:width="14.605cm" svg:height="10.795cm" svg:x="13.335cm" svg:y="3.81cm">
          <draw:text-box>
            <text:p text:style-name="P11"><text:span text:style-name="T4"/></text:p>
            <text:p text:style-name="P11"><text:span text:style-name="T4"/></text:p>
          </draw:text-box>
        </draw:frame>
        <draw:frame draw:style-name="gr4" draw:text-style-name="P13" draw:layer="layout" svg:width="23.836cm" svg:height="1.74cm" svg:x="1.399cm" svg:y="2.05cm">
          <draw:text-box>
            <text:p><text:span text:style-name="T4">A noun is an atom or a cell. <text:s/>An atom is a natural number. <text:s/>A cell is an ordered pair of nouns.</text:span></text:p>
            <text:p><text:span text:style-name="T4"/></text:p>
            <text:p><text:span text:style-name="T4">Reduce by the first matching pattern; variables match any noun.</text:span></text:p>
          </draw:text-box>
        </draw:frame>
        <draw:frame presentation:style-name="pr5" draw:text-style-name="P15" draw:layer="layout" svg:width="6.835cm" svg:height="11.903cm" svg:x="6.5cm" svg:y="3.107cm">
          <draw:text-box>
            <text:p text:style-name="P14"><text:span text:style-name="T5">*a</text:span><text:span text:style-name="T5"><text:line-break/></text:span><text:span text:style-name="T5">[a [b c]]</text:span><text:span text:style-name="T5"><text:line-break/>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+[a b]</text:span><text:span text:style-name="T5"><text:line-break/></text:span><text:span text:style-name="T5">1 + a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<text:line-break/></text:span><text:span text:style-name="T5">a</text:span><text:span text:style-name="T5"><text:line-break/></text:span><text:span text:style-name="T5">a</text:span><text:span text:style-name="T5"><text:line-break/></text:span><text:span text:style-name="T5">b</text:span><text:span text:style-name="T5"><text:line-break/></text:span><text:span text:style-name="T5">/[2 /[a b]]</text:span><text:span text:style-name="T5"><text:line-break/></text:span><text:span text:style-name="T5">/[3 /[a b]]</text:span></text:p>
            <text:p text:style-name="P14"><text:span text:style-name="T5">/a</text:span></text:p>
            <text:p text:style-name="P14"><text:span text:style-name="T5"/></text:p>
            <text:p text:style-name="P14"><text:span text:style-name="T5">a</text:span><text:span text:style-name="T5"><text:line-break/></text:span><text:span text:style-name="T5">#[a [b /[(a + a + 1) c]] c]</text:span><text:span text:style-name="T5"><text:line-break/></text:span><text:span text:style-name="T5">#[a [/[(a + a) c] b] c]</text:span><text:span text:style-name="T5"><text:line-break/></text:span><text:span text:style-name="T5">#a</text:span></text:p>
          </draw:text-box>
        </draw:frame>
        <draw:frame presentation:style-name="pr6" draw:text-style-name="P10" draw:layer="layout" svg:width="10.08cm" svg:height="15.875cm" svg:x="14.975cm" svg:y="1cm">
          <draw:text-box>
            <text:p text:style-name="P9"><text:span text:style-name="T5">*[a [b c] d] <text:s text:c="7"/></text:span></text:p>
            <text:p text:style-name="P9"><text:span text:style-name="T5"/></text:p>
            <text:p text:style-name="P9"><text:span text:style-name="T5">*[a 0 b] <text:s text:c="11"/></text:span></text:p>
            <text:p text:style-name="P9"><text:span text:style-name="T5">*[a 1 b] <text:s text:c="11"/></text:span></text:p>
            <text:p text:style-name="P9"><text:span text:style-name="T5">*[a 2 b c] <text:s text:c="9"/></text:span></text:p>
            <text:p text:style-name="P9"><text:span text:style-name="T5">*[a 3 b] <text:s text:c="11"/></text:span></text:p>
            <text:p text:style-name="P9"><text:span text:style-name="T5">*[a 4 b] <text:s text:c="11"/></text:span></text:p>
            <text:p text:style-name="P9"><text:span text:style-name="T5">*[a 5 b c] <text:s text:c="9"/></text:span></text:p>
            <text:p text:style-name="P9"><text:span text:style-name="T5"/></text:p>
            <text:p text:style-name="P9"><text:span text:style-name="T5">*[a 6 b c d] <text:s text:c="7"/></text:span></text:p>
            <text:p text:style-name="P9"><text:span text:style-name="T5">*[a 7 b c] <text:s text:c="9"/></text:span></text:p>
            <text:p text:style-name="P9"><text:span text:style-name="T5">*[a 8 b c] <text:s text:c="9"/></text:span></text:p>
            <text:p text:style-name="P9"><text:span text:style-name="T5">*[a 9 b c] <text:s text:c="9"/></text:span></text:p>
            <text:p text:style-name="P9"><text:span text:style-name="T5">*[a 10 [b c] d] <text:s text:c="4"/></text:span></text:p>
            <text:p text:style-name="P9"><text:span text:style-name="T5"/></text:p>
            <text:p text:style-name="P9"><text:span text:style-name="T5">*[a 11 [b c] d] <text:s text:c="4"/></text:span></text:p>
            <text:p text:style-name="P9"><text:span text:style-name="T5">*[a 11 b c] <text:s text:c="8"/></text:span></text:p>
            <text:p text:style-name="P9"><text:span text:style-name="T5"/></text:p>
            <text:p text:style-name="P9"><text:span text:style-name="T5">*a <text:s text:c="17"/></text:span></text:p>
          </draw:text-box>
        </draw:frame>
        <draw:frame presentation:style-name="pr7" draw:text-style-name="P10" draw:layer="layout" svg:width="10.08cm" svg:height="15.875cm" svg:x="18.875cm" svg:y="1.001cm">
          <draw:text-box>
            <text:p text:style-name="P14"><text:span text:style-name="T5">[*[a b c] *[a d]]</text:span></text:p>
            <text:p text:style-name="P14"><text:span text:style-name="T5"/></text:p>
            <text:p text:style-name="P14"><text:span text:style-name="T5">/[b a]</text:span></text:p>
            <text:p text:style-name="P14"><text:span text:style-name="T5">b <text:s text:c="12"/></text:span></text:p>
            <text:p text:style-name="P14"><text:span text:style-name="T5">*[*[a b] *[a c]] <text:s text:c="5"/></text:span></text:p>
            <text:p text:style-name="P14"><text:span text:style-name="T5">?*[a b] <text:s text:c="10"/></text:span></text:p>
            <text:p text:style-name="P14"><text:span text:style-name="T5">+*[a b] <text:s text:c="15"/></text:span></text:p>
            <text:p text:style-name="P14"><text:span text:style-name="T5">=[*[a b] *[a c]]</text:span><text:span text:style-name="T5"><text:line-break/></text:span><text:span text:style-name="T5"/></text:p>
            <text:p text:style-name="P14"><text:span text:style-name="T5">*[a *[[c d] 0 *[[2 3] 0 *[a 4 4 b]]]]</text:span></text:p>
            <text:p text:style-name="P14"><text:span text:style-name="T5">*[*[a b] c] <text:s text:c="13"/></text:span></text:p>
            <text:p text:style-name="P14"><text:span text:style-name="T5">*[[*[a b] a] c] <text:s text:c="10"/></text:span></text:p>
            <text:p text:style-name="P14"><text:span text:style-name="T5">*[*[a c] 2 [0 1] 0 b] <text:s text:c="11"/></text:span></text:p>
            <text:p text:style-name="P14"><text:span text:style-name="T5">#[b *[a c] *[a d]] <text:s text:c="7"/></text:span></text:p>
            <text:p text:style-name="P14"><text:span text:style-name="T5"><text:s text:c="2"/></text:span></text:p>
            <text:p text:style-name="P14"><text:span text:style-name="T5">*[[*[a c] *[a d]] 0 3]</text:span></text:p>
            <text:p text:style-name="P14"><text:span text:style-name="T5">*[a c]</text:span><text:span text:style-name="T5"><text:line-break/></text:span><text:span text:style-name="T5"><text:line-break/></text:span><text:span text:style-name="T5">*a <text:s text:c="9"/>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991cm" svg:height="2.629cm" svg:x="0cm" svg:y="0.027cm" presentation:class="title" presentation:user-transformed="true">
          <draw:text-box>
            <text:p text:style-name="P16"><text:span text:style-name="T6">Use cases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5" draw:text-style-name="P13" draw:layer="layout" svg:width="24.53cm" svg:height="6.601cm" svg:x="2.453cm" svg:y="3.695cm">
          <draw:text-box>
            <text:p text:style-name="P11"><text:span text:style-name="T7">Urbit, Plunder <text:s/></text:span><text:span text:style-name="T7"><text:s text:c="6"/></text:span><text:span text:style-name="T7"><text:line-break/></text:span><text:span text:style-name="T7"><text:line-break/></text:span><text:span text:style-name="T7">Zorp <text:s text:c="6"/></text:span><text:span text:style-name="T7"><text:line-break/></text:span><text:span text:style-name="T7"> <text:s text:c="16"/></text:span><text:line-break/><text:line-break/>Simplicity <text:s text:c="8"/><text:s text:c="7"/><text:line-break/></text:p>
            <text:p>Awelon Blue <text:s text:c="4"/><text:s text:c="5"/><text:line-break/> <text:s/><text:line-break/>knock <text:s text:c="14"/><text:s text:c="8"/></text:p>
          </draw:text-box>
        </draw:frame>
        <draw:frame draw:style-name="gr5" draw:text-style-name="P13" draw:layer="layout" svg:width="24.53cm" svg:height="8.506cm" svg:x="9.953cm" svg:y="3.696cm">
          <draw:text-box>
            <text:p text:style-name="P11"><text:span text:style-name="T7">Network-centric operating system</text:span><text:span text:style-name="T7"><text:line-break/></text:span><text:span text:style-name="T7"><text:line-break/></text:span><text:span text:style-name="T7">Zero-Knowledge virtual machine, </text:span><text:span text:style-name="T7"><text:line-break/></text:span><text:span text:style-name="T7">Subject Knowledge Analysis</text:span><text:span text:style-name="T7"><text:line-break/></text:span><text:span text:style-name="T7"><text:line-break/></text:span><text:span text:style-name="T7">Functional language for blockchain applications </text:span><text:span text:style-name="T7"><text:line-break/></text:span><text:span text:style-name="T7"><text:line-break/></text:span><text:span text:style-name="T7">Reactive Demand Programming</text:span><text:span text:style-name="T7"><text:line-break/></text:span><text:span text:style-name="T7"><text:line-break/></text:span><text:span text:style-name="T7">K Framework implementation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draw:frame draw:style-name="gr6" draw:text-style-name="P12" draw:layer="layout" svg:width="27.991cm" svg:height="1.521cm" svg:x="0cm" svg:y="12.065cm">
          <draw:text-box>
            <text:p text:style-name="P18">Claim: Capable of supporting rigorous, practical, functional systems programming.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Nock (4K)</text:span></text:p>
          </draw:text-box>
        </draw:frame>
        <draw:frame presentation:style-name="pr9" draw:text-style-name="P10" draw:layer="layout" svg:width="4.951cm" svg:height="11.766cm" svg:x="1.699cm" svg:y="3.175cm" presentation:class="subtitle" presentation:user-transformed="true">
          <draw:text-box>
            <text:p text:style-name="P9"><text:span text:style-name="T4">nock(a) <text:s text:c="9"/></text:span></text:p>
            <text:p text:style-name="P9"><text:span text:style-name="T4">[a b c] <text:s text:c="11"/></text:span></text:p>
            <text:p text:style-name="P9"><text:span text:style-name="T4"/></text:p>
            <text:p text:style-name="P9"><text:span text:style-name="T4">?[a b] <text:s text:c="12"/></text:span></text:p>
            <text:p text:style-name="P9"><text:span text:style-name="T4">?a <text:s text:c="18"/></text:span></text:p>
            <text:p text:style-name="P9"><text:span text:style-name="T4">+[a b] <text:s text:c="12"/></text:span></text:p>
            <text:p text:style-name="P9"><text:span text:style-name="T4">+a <text:s text:c="17"/></text:span></text:p>
            <text:p text:style-name="P9"><text:span text:style-name="T4">=[a a] <text:s text:c="11"/></text:span></text:p>
            <text:p text:style-name="P9"><text:span text:style-name="T4">=[a b] <text:s text:c="11"/></text:span></text:p>
            <text:p text:style-name="P9"><text:span text:style-name="T4"/></text:p>
            <text:p text:style-name="P9"><text:span text:style-name="T4">/[1 a] <text:s text:c="13"/></text:span></text:p>
            <text:p text:style-name="P9"><text:span text:style-name="T4">/[2 a b] <text:s text:c="11"/></text:span></text:p>
            <text:p text:style-name="P9"><text:span text:style-name="T4">/[3 a b] <text:s text:c="11"/></text:span></text:p>
            <text:p text:style-name="P9"><text:span text:style-name="T4">/[(a + a) b] <text:s text:c="7"/></text:span></text:p>
            <text:p text:style-name="P9"><text:span text:style-name="T4">/[(a + a + 1) b] <text:s text:c="3"/></text:span></text:p>
            <text:p text:style-name="P9"><text:span text:style-name="T4">/a <text:s text:c="17"/></text:span></text:p>
            <text:p text:style-name="P9"><text:span text:style-name="T4"/></text:p>
            <text:p text:style-name="P9"><text:span text:style-name="T4">#[1 a b] <text:s text:c="17"/></text:span></text:p>
            <text:p text:style-name="P9"><text:span text:style-name="T4">#[(a + a) b c] <text:s text:c="8"/></text:span></text:p>
            <text:p text:style-name="P9"><text:span text:style-name="T4">#[(a + a + 1) b c] <text:s text:c="2"/></text:span></text:p>
            <text:p text:style-name="P9"><text:span text:style-name="T5">#a <text:s text:c="26"/>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7" draw:text-style-name="P20" draw:layer="layout" svg:width="14.605cm" svg:height="10.795cm" svg:x="13.335cm" svg:y="3.81cm">
          <draw:text-box>
            <text:p text:style-name="P19"><text:span text:style-name="T4"/></text:p>
            <text:p text:style-name="P19"><text:span text:style-name="T4"/></text:p>
          </draw:text-box>
        </draw:frame>
        <draw:frame draw:style-name="gr4" draw:text-style-name="P22" draw:layer="layout" svg:width="23.836cm" svg:height="1.74cm" svg:x="1.399cm" svg:y="2.05cm">
          <draw:text-box>
            <text:p text:style-name="P21"><text:span text:style-name="T4">A noun is an atom or a cell. <text:s/>An atom is a natural number. <text:s/>A cell is an ordered pair of nouns.</text:span></text:p>
            <text:p text:style-name="P21"><text:span text:style-name="T4"/></text:p>
            <text:p text:style-name="P21"><text:span text:style-name="T4">Reduce by the first matching pattern; variables match any noun.</text:span></text:p>
          </draw:text-box>
        </draw:frame>
        <draw:frame presentation:style-name="pr10" draw:text-style-name="P15" draw:layer="layout" svg:width="6.835cm" svg:height="11.903cm" svg:x="6.5cm" svg:y="3.107cm">
          <draw:text-box>
            <text:p text:style-name="P14"><text:span text:style-name="T5">*a</text:span><text:span text:style-name="T5"><text:line-break/></text:span><text:span text:style-name="T5">[a [b c]]</text:span><text:span text:style-name="T5"><text:line-break/>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+[a b]</text:span><text:span text:style-name="T5"><text:line-break/></text:span><text:span text:style-name="T5">1 + a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<text:line-break/></text:span><text:span text:style-name="T5">a</text:span><text:span text:style-name="T5"><text:line-break/></text:span><text:span text:style-name="T5">a</text:span><text:span text:style-name="T5"><text:line-break/></text:span><text:span text:style-name="T5">b</text:span><text:span text:style-name="T5"><text:line-break/></text:span><text:span text:style-name="T5">/[2 /[a b]]</text:span><text:span text:style-name="T5"><text:line-break/></text:span><text:span text:style-name="T5">/[3 /[a b]]</text:span></text:p>
            <text:p text:style-name="P14"><text:span text:style-name="T5">/a</text:span></text:p>
            <text:p text:style-name="P14"><text:span text:style-name="T5"/></text:p>
            <text:p text:style-name="P14"><text:span text:style-name="T5">a</text:span><text:span text:style-name="T5"><text:line-break/></text:span><text:span text:style-name="T5">#[a [b /[(a + a + 1) c]] c]</text:span><text:span text:style-name="T5"><text:line-break/></text:span><text:span text:style-name="T5">#[a [/[(a + a) c] b] c]</text:span><text:span text:style-name="T5"><text:line-break/></text:span><text:span text:style-name="T5">#a</text:span></text:p>
          </draw:text-box>
        </draw:frame>
        <draw:frame presentation:style-name="pr11" draw:text-style-name="P10" draw:layer="layout" svg:width="10.08cm" svg:height="15.875cm" svg:x="14.975cm" svg:y="1cm">
          <draw:text-box>
            <text:p text:style-name="P9"><text:span text:style-name="T5">*[a [b c] d] <text:s text:c="7"/></text:span></text:p>
            <text:p text:style-name="P9"><text:span text:style-name="T5"/></text:p>
            <text:p text:style-name="P9"><text:span text:style-name="T5">*[a 0 b] <text:s text:c="11"/></text:span></text:p>
            <text:p text:style-name="P9"><text:span text:style-name="T5">*[a 1 b] <text:s text:c="11"/></text:span></text:p>
            <text:p text:style-name="P9"><text:span text:style-name="T5">*[a 2 b c] <text:s text:c="9"/></text:span></text:p>
            <text:p text:style-name="P9"><text:span text:style-name="T5">*[a 3 b] <text:s text:c="11"/></text:span></text:p>
            <text:p text:style-name="P9"><text:span text:style-name="T5">*[a 4 b] <text:s text:c="11"/></text:span></text:p>
            <text:p text:style-name="P9"><text:span text:style-name="T5">*[a 5 b c] <text:s text:c="9"/></text:span></text:p>
            <text:p text:style-name="P9"><text:span text:style-name="T5"/></text:p>
            <text:p text:style-name="P9"><text:span text:style-name="T5">*[a 6 b c d] <text:s text:c="7"/></text:span></text:p>
            <text:p text:style-name="P9"><text:span text:style-name="T5">*[a 7 b c] <text:s text:c="9"/></text:span></text:p>
            <text:p text:style-name="P9"><text:span text:style-name="T5">*[a 8 b c] <text:s text:c="9"/></text:span></text:p>
            <text:p text:style-name="P9"><text:span text:style-name="T5">*[a 9 b c] <text:s text:c="9"/></text:span></text:p>
            <text:p text:style-name="P9"><text:span text:style-name="T5">*[a 10 [b c] d] <text:s text:c="4"/></text:span></text:p>
            <text:p text:style-name="P9"><text:span text:style-name="T5"/></text:p>
            <text:p text:style-name="P9"><text:span text:style-name="T5">*[a 11 [b c] d] <text:s text:c="4"/></text:span></text:p>
            <text:p text:style-name="P9"><text:span text:style-name="T5">*[a 11 b c] <text:s text:c="8"/></text:span></text:p>
            <text:p text:style-name="P9"><text:span text:style-name="T5"/></text:p>
            <text:p text:style-name="P9"><text:span text:style-name="T5">*a <text:s text:c="17"/></text:span></text:p>
          </draw:text-box>
        </draw:frame>
        <draw:frame presentation:style-name="pr12" draw:text-style-name="P15" draw:layer="layout" svg:width="10.08cm" svg:height="15.875cm" svg:x="18.875cm" svg:y="1.001cm">
          <draw:text-box>
            <text:p text:style-name="P14"><text:span text:style-name="T5">[*[a b c] *[a d]]</text:span></text:p>
            <text:p text:style-name="P14"><text:span text:style-name="T5"/></text:p>
            <text:p text:style-name="P14"><text:span text:style-name="T5">/[b a]</text:span></text:p>
            <text:p text:style-name="P14"><text:span text:style-name="T5">b <text:s text:c="12"/></text:span></text:p>
            <text:p text:style-name="P14"><text:span text:style-name="T5">*[*[a b] *[a c]] <text:s text:c="5"/></text:span></text:p>
            <text:p text:style-name="P14"><text:span text:style-name="T5">?*[a b] <text:s text:c="10"/></text:span></text:p>
            <text:p text:style-name="P14"><text:span text:style-name="T5">+*[a b] <text:s text:c="15"/></text:span></text:p>
            <text:p text:style-name="P14"><text:span text:style-name="T5">=[*[a b] *[a c]]</text:span><text:span text:style-name="T5"><text:line-break/></text:span><text:span text:style-name="T5"/></text:p>
            <text:p text:style-name="P14"><text:span text:style-name="T5">*[a *[[c d] 0 *[[2 3] 0 *[a 4 4 b]]]]</text:span></text:p>
            <text:p text:style-name="P14"><text:span text:style-name="T5">*[*[a b] c] <text:s text:c="13"/></text:span></text:p>
            <text:p text:style-name="P14"><text:span text:style-name="T5">*[[*[a b] a] c] <text:s text:c="10"/></text:span></text:p>
            <text:p text:style-name="P14"><text:span text:style-name="T5">*[*[a c] 2 [0 1] 0 b] <text:s text:c="11"/></text:span></text:p>
            <text:p text:style-name="P14"><text:span text:style-name="T5">#[b *[a c] *[a d]] <text:s text:c="7"/></text:span></text:p>
            <text:p text:style-name="P14"><text:span text:style-name="T5"><text:s text:c="2"/></text:span></text:p>
            <text:p text:style-name="P14"><text:span text:style-name="T5">*[[*[a c] *[a d]] 0 3]</text:span></text:p>
            <text:p text:style-name="P14"><text:span text:style-name="T5">*[a c]</text:span><text:span text:style-name="T5"><text:line-break/></text:span><text:span text:style-name="T5"><text:line-break/></text:span><text:span text:style-name="T5">*a <text:s text:c="9"/>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Valid NEXPs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4" draw:text-style-name="P25" draw:layer="layout" svg:width="23.836cm" svg:height="2.791cm" svg:x="1.399cm" svg:y="2.05cm">
          <draw:text-box>
            <text:p text:style-name="P24"><text:span text:style-name="T3">A noun is an atom or a cell. <text:s/>An atom is a natural number. <text:s/>A cell is an ordered pair of nouns.</text:span></text:p>
            <text:p text:style-name="P24"><text:span text:style-name="T3"/></text:p>
            <text:p text:style-name="P24"><text:span text:style-name="T3">Reduce by the first matching pattern; variables match any noun.</text:span></text:p>
          </draw:text-box>
        </draw:frame>
        <draw:frame draw:style-name="gr8" draw:text-style-name="P12" draw:layer="layout" svg:width="22.86cm" svg:height="3.81cm" svg:x="1.905cm" svg:y="6.35cm">
          <draw:text-box>
            <text:p>nocksche: [[[0 1] [[0 2] [0 3]]] [[0 1] [[0 2] [0 3]]]]<text:line-break/><text:line-break/><text:line-break/>nocko: '[[[(nat 0) (nat 1)] [[(nat 0) (nat 0 1)] [(nat 0) (nat 1 1)]]] <text:s text:c="3"/><text:tab/><text:tab/> [[(nat 0) (nat 1)] [[(nat 0) (nat 0 1)] [(nat 0) (nat 1 1)]]]]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neval vs nock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9" draw:text-style-name="P27" draw:layer="layout" svg:width="27.356cm" svg:height="12.951cm" svg:x="0.635cm" svg:y="2.946cm">
          <draw:text-box>
            <text:p text:style-name="P26"><text:span text:style-name="T3">(define (neval n)</text:span></text:p>
            <text:p text:style-name="P26"><text:span text:style-name="T3"><text:s text:c="2"/></text:span><text:span text:style-name="T3">(match n</text:span><text:span text:style-name="T3"><text:line-break/></text:span><text:span text:style-name="T3"> <text:s text:c="2"/>...</text:span><text:span text:style-name="T3"><text:line-break/></text:span><text:span text:style-name="T3"> <text:s text:c="3"/>[ `(tar [,a [[,b ,c] ,d]]) <text:s text:c="5"/>`[,(neval `(tar [,a [,b ,c]])) ,(neval `(tar [,a ,d]))] ]</text:span><text:span text:style-name="T3"><text:line-break/></text:span><text:span text:style-name="T3"> <text:s text:c="2"/>...)</text:span><text:span text:style-name="T3"><text:line-break/></text:span><text:span text:style-name="T3"><text:line-break/></text:span><text:span text:style-name="T3">(define (tar a) </text:span></text:p>
            <text:p text:style-name="P26"><text:span text:style-name="T3"><text:s text:c="2"/></text:span><text:span text:style-name="T3">(match a </text:span></text:p>
            <text:p text:style-name="P26"><text:span text:style-name="T3"><text:s text:c="4"/></text:span><text:span text:style-name="T3">[ `[,a [[,b ,c] ,d]] <text:s text:c="13"/>`[,(tar `[,a [,b ,c]]) ,(tar `[,a ,d])] ]</text:span><text:span text:style-name="T3"><text:line-break/></text:span><text:span text:style-name="T3"> <text:s text:c="2"/>…)</text:span><text:span text:style-name="T3"><text:line-break/></text:span><text:span text:style-name="T3"><text:line-break/></text:span><text:span text:style-name="T3">(define (taro i o) </text:span></text:p>
            <text:p text:style-name="P26"><text:span text:style-name="T3"><text:s text:c="2"/></text:span><text:span text:style-name="T3">(fresh (a b c d resa resb resc)</text:span></text:p>
            <text:p text:style-name="P26"><text:span text:style-name="T3"><text:s text:c="9"/></text:span><text:span text:style-name="T3">(conde</text:span></text:p>
            <text:p text:style-name="P26"><text:span text:style-name="T3"><text:s text:c="10"/></text:span><text:span text:style-name="T3">[ (== `[,a [[,b ,c] ,d]] i) </text:span></text:p>
            <text:p text:style-name="P26"><text:span text:style-name="T3"><text:s text:c="12"/></text:span><text:span text:style-name="T3">(taro `[,a [,b ,c]] resa) </text:span></text:p>
            <text:p text:style-name="P26"><text:span text:style-name="T3"><text:s text:c="12"/></text:span><text:span text:style-name="T3">(taro `[,a ,d] resb) <text:s text:c="32"/>(== `[,resa ,resb] o) ]</text:span><text:span text:style-name="T3"><text:line-break/></text:span><text:span text:style-name="T3"> <text:s text:c="3"/>...)</text:span><text:span text:style-name="T3"><text:line-break/></text:span><text:span text:style-name="T3"><text:line-break/></text:span><text:span text:style-name="T3"/></text:p>
          </draw:text-box>
        </draw:frame>
        <draw:frame draw:style-name="gr10" draw:text-style-name="P29" draw:layer="layout" svg:width="11.43cm" svg:height="1.739cm" svg:x="8.28cm" svg:y="2.071cm">
          <draw:text-box>
            <text:p text:style-name="P28"><text:span text:style-name="T8">*[a [b c] d] <text:s text:c="7"/>[*[a b c] *[a d]]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Strictness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11" draw:text-style-name="P31" draw:layer="layout" svg:width="15.24cm" svg:height="3.786cm" svg:x="6.375cm" svg:y="5.41cm">
          <draw:text-box>
            <text:p text:style-name="P30"><text:span text:style-name="T9">*[a 11 [b c] d] <text:s text:c="4"/>*[[*[a c] *[a d]] 0 3]</text:span></text:p>
            <text:p text:style-name="P30"><text:span text:style-name="T9">*[a 11 b c] <text:s text:c="10"/>*[a c]</text:span></text:p>
            <text:p text:style-name="P30"><text:span text:style-name="T9"/></text:p>
            <text:p text:style-name="P30"><text:span text:style-name="T9">*a <text:s text:c="23"/>*a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Right Associativity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12" draw:text-style-name="P33" draw:layer="layout" svg:width="14.605cm" svg:height="10.795cm" svg:x="13.165cm" svg:y="3.175cm">
          <draw:text-box>
            <text:p text:style-name="P32"><text:span text:style-name="T10"/></text:p>
            <text:p text:style-name="P32"><text:span text:style-name="T10">Shallow or deep?</text:span><text:span text:style-name="T10"><text:line-break/></text:span><text:span text:style-name="T10"><text:line-break/></text:span><text:span text:style-name="T10">Early or late?</text:span><text:span text:style-name="T10"><text:line-break/></text:span><text:span text:style-name="T10"><text:line-break/></text:span><text:span text:style-name="T10">Obligatory?</text:span><text:span text:style-name="T10"><text:line-break/></text:span><text:span text:style-name="T10"><text:line-break/></text:span><text:span text:style-name="T10"/></text:p>
          </draw:text-box>
        </draw:frame>
        <draw:frame draw:style-name="gr13" draw:text-style-name="P34" draw:layer="layout" svg:width="6.992cm" svg:height="1.739cm" svg:x="3.168cm" svg:y="5.246cm">
          <draw:text-box>
            <text:p text:style-name="P32"><text:span text:style-name="T11">[a b c] <text:s text:c="3"/></text:span><text:span text:style-name="T12">[a [b c]]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Right Associativity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14" draw:text-style-name="P33" draw:layer="layout" svg:width="14.605cm" svg:height="11.563cm" svg:x="12.065cm" svg:y="3.175cm">
          <draw:text-box>
            <text:p text:style-name="P32"><text:span text:style-name="T10"/></text:p>
            <text:p text:style-name="P32"><text:span text:style-name="T10">(define (ras a)</text:span></text:p>
            <text:p text:style-name="P32"><text:span text:style-name="T10"><text:s text:c="2"/></text:span><text:span text:style-name="T10">(match a</text:span></text:p>
            <text:p text:style-name="P32"><text:span text:style-name="T10"><text:s text:c="3"/></text:span><text:span text:style-name="T10">[(? noun) a]</text:span></text:p>
            <text:p text:style-name="P32"><text:span text:style-name="T10"><text:s text:c="3"/></text:span><text:span text:style-name="T10">[`(,x ,y . ,z)</text:span></text:p>
            <text:p text:style-name="P32"><text:span text:style-name="T10"><text:s text:c="4"/></text:span><text:span text:style-name="T10">#:when (not (null? z))</text:span></text:p>
            <text:p text:style-name="P32"><text:span text:style-name="T10"><text:s text:c="4"/></text:span><text:span text:style-name="T10">`[,(ras (car a)) ,(ras (cdr a))]</text:span></text:p>
            <text:p text:style-name="P32"><text:span text:style-name="T10"><text:s text:c="4"/></text:span><text:span text:style-name="T10">]</text:span></text:p>
            <text:p text:style-name="P32"><text:span text:style-name="T10"><text:s text:c="3"/></text:span><text:span text:style-name="T10">[`(,x ,y . ,z)</text:span></text:p>
            <text:p text:style-name="P32"><text:span text:style-name="T10"><text:s text:c="4"/></text:span><text:span text:style-name="T10">#:when (null? z)</text:span></text:p>
            <text:p text:style-name="P32"><text:span text:style-name="T10"><text:s text:c="4"/></text:span><text:span text:style-name="T10">`[,(ras (car a)) ,(ras (cadr a))]</text:span></text:p>
            <text:p text:style-name="P32"><text:span text:style-name="T10"><text:s text:c="4"/></text:span><text:span text:style-name="T10">]</text:span></text:p>
            <text:p text:style-name="P32"><text:span text:style-name="T10"><text:s text:c="3"/></text:span><text:span text:style-name="T10">[_ 'error-not-a-noun]</text:span></text:p>
            <text:p text:style-name="P32"><text:span text:style-name="T10"><text:s text:c="3"/></text:span><text:span text:style-name="T10">))</text:span></text:p>
            <text:p text:style-name="P32"><text:span text:style-name="T10"><text:line-break/></text:span><text:span text:style-name="T10"/></text:p>
          </draw:text-box>
        </draw:frame>
        <draw:frame draw:style-name="gr15" draw:text-style-name="P34" draw:layer="layout" svg:width="6.992cm" svg:height="1.739cm" svg:x="3.168cm" svg:y="5.246cm">
          <draw:text-box>
            <text:p text:style-name="P32"><text:span text:style-name="T11">[a b c] <text:s text:c="3"/></text:span><text:span text:style-name="T12">[a [b c]]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Right Associativity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16" draw:text-style-name="P27" draw:layer="layout" svg:width="22.86cm" svg:height="15.805cm" svg:x="7.17cm" svg:y="1.775cm">
          <draw:text-box>
            <text:p text:style-name="P26"><text:span text:style-name="T3">(define (raso i o)</text:span></text:p>
            <text:p text:style-name="P26"><text:span text:style-name="T3"><text:s text:c="2"/></text:span><text:span text:style-name="T3">(fresh (a b c d e resa resb resc resd)</text:span></text:p>
            <text:p text:style-name="P26"><text:span text:style-name="T3"><text:s text:c="9"/></text:span><text:span text:style-name="T3">(conde</text:span></text:p>
            <text:p text:style-name="P26"><text:span text:style-name="T3"><text:s text:c="10"/></text:span><text:span text:style-name="T3">[ (atomo i) (== i o) ] </text:span></text:p>
            <text:p text:style-name="P26"><text:span text:style-name="T3"><text:s text:c="10"/></text:span><text:span text:style-name="T3">[ (== `[,a ,b . ,c] i) </text:span></text:p>
            <text:p text:style-name="P26"><text:span text:style-name="T3"><text:s text:c="12"/></text:span><text:span text:style-name="T3">(== `(,d . ,e) c) (=/= '() e) </text:span></text:p>
            <text:p text:style-name="P26"><text:span text:style-name="T3"><text:tab/></text:span><text:span text:style-name="T3"> <text:s text:c="3"/></text:span><text:span text:style-name="T3">(=/= 'nat d) </text:span></text:p>
            <text:p text:style-name="P26"><text:span text:style-name="T3"><text:s text:c="12"/></text:span><text:span text:style-name="T3">(raso a resa) (raso b resb) (raso c resc) </text:span></text:p>
            <text:p text:style-name="P26"><text:span text:style-name="T3"><text:s text:c="12"/></text:span><text:span text:style-name="T3">(== `[,resa [,resb ,resc]] o) </text:span></text:p>
            <text:p text:style-name="P26"><text:span text:style-name="T3"><text:s text:c="12"/></text:span><text:span text:style-name="T3">]</text:span></text:p>
            <text:p text:style-name="P26"><text:span text:style-name="T3"><text:s text:c="10"/></text:span><text:span text:style-name="T3">[ (== `[,a ,b . ,c] i) </text:span></text:p>
            <text:p text:style-name="P26"><text:span text:style-name="T3"><text:s text:c="12"/></text:span><text:span text:style-name="T3">(== `(,d . ()) c) </text:span></text:p>
            <text:p text:style-name="P26"><text:span text:style-name="T3"><text:tab/></text:span><text:span text:style-name="T3"> <text:s text:c="3"/></text:span><text:span text:style-name="T3">(raso a resa) (raso b resb) (raso d resd) <text:s text:c="12"/></text:span></text:p>
            <text:p text:style-name="P26"><text:span text:style-name="T3"><text:s text:c="12"/></text:span><text:span text:style-name="T3">(== `[,resa [,resb ,resd]] o) </text:span></text:p>
            <text:p text:style-name="P26"><text:span text:style-name="T3"><text:s text:c="12"/></text:span><text:span text:style-name="T3">]</text:span></text:p>
            <text:p text:style-name="P26"><text:span text:style-name="T3"><text:s text:c="10"/></text:span><text:span text:style-name="T3">[ (== `[,a ,b . ,c] i) </text:span></text:p>
            <text:p text:style-name="P26"><text:span text:style-name="T3"><text:s text:c="12"/></text:span><text:span text:style-name="T3">(== '() c) </text:span></text:p>
            <text:p text:style-name="P26"><text:span text:style-name="T3"><text:s text:c="12"/></text:span><text:span text:style-name="T3">(raso a resa) (raso b resb)</text:span></text:p>
            <text:p text:style-name="P26"><text:span text:style-name="T3"><text:s text:c="12"/></text:span><text:span text:style-name="T3">(== `[,resa ,resb] o) ]</text:span></text:p>
            <text:p text:style-name="P26"><text:span text:style-name="T3"><text:s text:c="10"/></text:span><text:span text:style-name="T3">))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991cm" svg:height="2.629cm" svg:x="0cm" svg:y="0.027cm" presentation:class="title" presentation:user-transformed="true">
          <draw:text-box>
            <text:p text:style-name="P16"><text:span text:style-name="T6">“</text:span><text:span text:style-name="T6">Reverse Tree Forth”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17" draw:text-style-name="P35" draw:layer="layout" svg:width="24.53cm" svg:height="4.696cm" svg:x="2.453cm" svg:y="3.695cm">
          <draw:text-box>
            <text:p text:style-name="P19"><text:span text:style-name="T13">Ix = x</text:span><text:span text:style-name="T13"><text:line-break/></text:span><text:span text:style-name="T13"><text:line-break/></text:span><text:span text:style-name="T13">Kxy = x <text:s text:c="18"/>*[a 1 b] <text:s text:c="11"/>b</text:span><text:span text:style-name="T13"><text:line-break/></text:span><text:span text:style-name="T13"><text:line-break/></text:span><text:span text:style-name="T13">Sxyz = xz(yz) <text:s text:c="9"/>*[a 2 b c] <text:s text:c="9"/>*[*[a b] *[a c]] <text:s text:c="4"/></text:span><text:span text:style-name="T13"><text:line-break/></text:span><text:span text:style-name="T13"><text:line-break/></text:span><text:span text:style-name="T13">Zgv = g(Zg)v <text:s text:c="9"/>*[a 8 b c] <text:s text:c="9"/>*[[*[a b] a] c]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991cm" svg:height="2.629cm" svg:x="0cm" svg:y="0.027cm" presentation:class="title" presentation:user-transformed="true">
          <draw:text-box>
            <text:p text:style-name="P16"><text:span text:style-name="T6">“</text:span><text:span text:style-name="T6">Reverse Tree Forth”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18" draw:text-style-name="P35" draw:layer="layout" svg:width="24.53cm" svg:height="12.316cm" svg:x="2.453cm" svg:y="3.695cm">
          <draw:text-box>
            <text:p text:style-name="P19"><text:span text:style-name="T13">(define Is '[0 1])</text:span><text:span text:style-name="T13"><text:line-break/></text:span><text:span text:style-name="T13"><text:line-break/></text:span><text:span text:style-name="T13">(define Kc '[8 [[1 1] [0 1]]])</text:span></text:p>
            <text:p text:style-name="P19"><text:span text:style-name="T7"><text:line-break/></text:span><text:span text:style-name="T7">(define Sc '[[1 [1 2]] [[1 [0 1]] [[1 1] [0 1]]]])</text:span><text:span text:style-name="T7"><text:line-break/></text:span><text:span text:style-name="T7"><text:line-break/></text:span><text:span text:style-name="T7"><text:line-break/></text:span><text:span text:style-name="T7">Ix <text:s text:c="3"/>x=12 <text:s text:c="3"/>(nock `[12 ,Is]) =&gt; 12</text:span><text:span text:style-name="T7"><text:line-break/></text:span><text:span text:style-name="T7"><text:line-break/></text:span><text:span text:style-name="T7">Kxy <text:s text:c="3"/>x=7 y=6 <text:s text:c="3"/>(nock `[6 ,(tar `[7 ,Kc])]) = &gt; 7</text:span><text:span text:style-name="T7"><text:line-break/></text:span><text:span text:style-name="T7"><text:line-break/></text:span><text:span text:style-name="T13">SKxy <text:s text:c="3"/>x=7 y=6 <text:s text:c="3"/>(nock `[6 ,(tar `[7 ,(tar `[,Kc ,Sc])])]) =&gt; 6</text:span><text:span text:style-name="T13"><text:line-break/></text:span><text:span text:style-name="T13"><text:line-break/></text:span><text:span text:style-name="T13"><text:line-break/></text:span><text:span text:style-name="T13">Unlambda: ```sxyz <text:s text:c="3"/>→ <text:s text:c="3"/>``xz`yz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991cm" svg:height="2.629cm" svg:x="0cm" svg:y="0.027cm" presentation:class="title" presentation:user-transformed="true">
          <draw:text-box>
            <text:p text:style-name="P16"><text:span text:style-name="T6">quine and quineo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19" draw:text-style-name="P35" draw:layer="layout" svg:width="24.53cm" svg:height="2.791cm" svg:x="2.453cm" svg:y="3.695cm">
          <draw:text-box>
            <text:p text:style-name="P19"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frame draw:style-name="gr8" draw:text-style-name="P12" draw:layer="layout" svg:width="22.86cm" svg:height="7.871cm" svg:x="1.905cm" svg:y="3.175cm">
          <draw:text-box>
            <text:p><text:s text:c="49"/>*a <text:s text:c="3"/>*a<text:line-break/><text:line-break/><text:line-break/>nocksche: [[[0 1] [[0 2] [0 3]]] [[0 1] [[0 2] [0 3]]]]<text:line-break/><text:line-break/><text:line-break/>nocko: '[[[(nat 0) (nat 1)] [[(nat 0) (nat 0 1)] [(nat 0) (nat 1 1)]]] <text:s text:c="3"/><text:tab/><text:tab/> [[(nat 0) (nat 1)] [[(nat 0) (nat 0 1)] [(nat 0) (nat 1 1)]]]]<text:line-break/><text:line-break/><text:line-break/><text:line-break/> <text:s text:c="45"/></text:p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8" draw:text-style-name="P17" draw:layer="layout" svg:width="27.991cm" svg:height="2.629cm" svg:x="0cm" svg:y="0.027cm" presentation:class="title" presentation:user-transformed="true">
          <draw:text-box>
            <text:p text:style-name="P16"><text:span text:style-name="T6">Future Work</text:span></text:p>
          </draw:text-box>
        </draw:frame>
        <draw:frame presentation:style-name="pr2" draw:text-style-name="P36" draw:layer="layout" svg:width="25.191cm" svg:height="9.133cm" svg:x="1.905cm" svg:y="3.684cm" presentation:class="subtitle" presentation:user-transformed="true">
          <draw:text-box>
            <text:p text:style-name="P11">More combinators – e.g. B, C, K, W<text:line-break/><text:line-break/>Reduce Nock 6-11 to 0-5<text:line-break/><text:line-break/>clojure.core.logic.fd – explore improved reverse synthesis<text:line-break/><text:line-break/>Nock-in-Nock<text:line-break/><text:line-break/>Additional formal verification – e.g. https://github.com/nvasilakis/Noq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8" draw:text-style-name="P17" draw:layer="layout" svg:width="27.991cm" svg:height="2.629cm" svg:x="0cm" svg:y="0.027cm" presentation:class="title" presentation:user-transformed="true">
          <draw:text-box>
            <text:p text:style-name="P16"><text:span text:style-name="T6">References</text:span></text:p>
          </draw:text-box>
        </draw:frame>
        <draw:frame presentation:style-name="pr2" draw:text-style-name="P36" draw:layer="layout" svg:width="25.191cm" svg:height="11.431cm" svg:x="1.905cm" svg:y="2.937cm" presentation:class="subtitle" presentation:user-transformed="true">
          <draw:text-box>
            <text:p text:style-name="P11">[0] https://docs.urbit.org/language/nock<text:line-break/><text:line-break/>[1] https://sr.ht/~plan/plunder/<text:line-break/><text:line-break/>[2] https://zorp.io/</text:p>
            <text:p text:style-name="P11"/>
            <text:p text:style-name="P11"><text:span text:style-name="T14">[3] </text:span>https://www.youtube.com/watch?v=8vtnmiEN-r4</text:p>
            <text:p text:style-name="P11"/>
            <text:p text:style-name="P11">[4] https://blockstream.com/simplicity.pdf</text:p>
            <text:p text:style-name="P11"/>
            <text:p text:style-name="P11">[5] https://github.com/dmbarbour/wikilon/blob/master/docs/AwelonLang.md</text:p>
            <text:p text:style-name="P11"/>
            <text:p text:style-name="P11">[6] https://github.com/runtimeverification/knock/tree/master</text:p>
            <text:p text:style-name="P11"/>
            <text:p text:style-name="P11">[7] https://esolangs.org/wiki/Unlambda</text:p>
            <text:p text:style-name="P11"/>
            <text:p text:style-name="P11">[8] https://en.wikipedia.org/wiki/Fixed-point_combinator#Strict_fixed-point_combinator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8" draw:text-style-name="P17" draw:layer="layout" svg:width="27.991cm" svg:height="2.629cm" svg:x="0cm" svg:y="0.027cm" presentation:class="title" presentation:user-transformed="true">
          <draw:text-box>
            <text:p text:style-name="P16"><text:span text:style-name="T6">Appendix – Quine Derivation</text:span></text:p>
          </draw:text-box>
        </draw:frame>
        <draw:frame presentation:style-name="pr2" draw:text-style-name="P36" draw:layer="layout" svg:width="25.191cm" svg:height="10.161cm" svg:x="0.705cm" svg:y="3.572cm" presentation:class="subtitle" presentation:user-transformed="true">
          <draw:text-box>
            <text:p text:style-name="P11">*[a [b c] d]</text:p>
            <text:p text:style-name="P11">[*[a b c] *[a d]]</text:p>
            <text:p text:style-name="P11">[b c]=[0 1]</text:p>
            <text:p text:style-name="P11">[*[a 0 1] *[a d]]</text:p>
            <text:p text:style-name="P11">[/[1 a] *[a d]]</text:p>
            <text:p text:style-name="P11">[a *[a d]]</text:p>
            <text:p text:style-name="P11">d=[[e f] g]</text:p>
            <text:p text:style-name="P11">[a *[a [[e f] g]]]</text:p>
            <text:p text:style-name="P11">[a [*[a e f] *[a g]]]</text:p>
            <text:p text:style-name="P11">[e f]=[0 bcindex]</text:p>
            <text:p text:style-name="P11">[a [*[a [0 bcindex]] *[a g]]]</text:p>
            <text:p text:style-name="P11">[a [/[bcindex a] *[a g]]]</text:p>
            <text:p text:style-name="P11">[bcindex a]=[2 [[b c] h]]</text:p>
            <text:p text:style-name="P11">bcindex=2</text:p>
            <text:p text:style-name="P11">a=[[b c] h]</text:p>
            <text:p text:style-name="P11"/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presentation:style-name="pr2" draw:text-style-name="P36" draw:layer="layout" svg:width="25.191cm" svg:height="10.796cm" svg:x="13.406cm" svg:y="3.256cm">
          <draw:text-box>
            <text:p text:style-name="P11">[a [/[2 [[b c] h]] *[[[b c] h] g]]]</text:p>
            <text:p text:style-name="P11">[a [[b c] *[[[b c] h] g]]]</text:p>
            <text:p text:style-name="P11">g=[0 dindex]</text:p>
            <text:p text:style-name="P11">[a [[b c] *[[[b c] h] [0 dindex]]]]</text:p>
            <text:p text:style-name="P11">[a [[b c] /[dindex [[b c] h]]]]</text:p>
            <text:p text:style-name="P11">dindex=3</text:p>
            <text:p text:style-name="P11">[a [[b c] /[3 [[b c] h]]]]</text:p>
            <text:p text:style-name="P11">[a [[b c] h]]</text:p>
            <text:p text:style-name="P11">h=d=[[e f] g]=[[0 bcindex] g]=[[0 2] g]<text:line-break/> <text:s/>=[[0 2] [0 dindex]]=[[0 2] [0 3]]</text:p>
            <text:p text:style-name="P11">h=d=[[0 2] [0 3]]</text:p>
            <text:p text:style-name="P11">[b c]=[0 1]</text:p>
            <text:p text:style-name="P11">a=[[b c] h]=[[0 1] h]=[[0 1] [[0 2] [0 3]]]</text:p>
            <text:p text:style-name="P11">a=[[0 1] [[0 2] [0 3]]]</text:p>
            <text:p text:style-name="P11"/>
            <text:p text:style-name="P11">[a [b c] d]=</text:p>
            <text:p text:style-name="P11">[[[0 1] [[0 2] [0 3]]] [0 1] [[0 2] [0 3]]]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3" draw:layer="layout" svg:width="25.191cm" svg:height="9.133cm" svg:x="1.399cm" svg:y="3.684cm" presentation:class="outline">
          <draw:text-box>
            <text:list text:style-name="L4">
              <text:list-header>
                <text:p>Overview of Nock<text:line-break/>use and goals<text:line-break/>examination of informal spec<text:line-break/><text:line-break/>Nocksche<text:line-break/>monolithic term rewriting vs modular functions<text:line-break/>strict vs non-strict<text:line-break/>external versus internal syntax<text:line-break/>right associative normalization<text:line-break/><text:line-break/>Nocko<text:line-break/>partitioning of pattern space<text:line-break/><text:line-break/>Combinators, Quine<text:line-break/><text:line-break/>Future work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adornments="Regular" style:font-pitch="variable"/>
    <style:font-face style:name="DejaVu Math TeX Gyre1" svg:font-family="'DejaVu Math TeX Gyre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family="'DejaVu Math TeX Gyre'" style:font-style-name="Regular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family="'DejaVu Math TeX Gyre'" style:font-style-name="Regular" style:font-pitch="variable" fo:font-size="18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family="'DejaVu Math TeX Gyre'" style:font-style-name="Regular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1:20:47.028225717</meta:creation-date>
    <dc:date>2024-09-07T08:27:36.217050534</dc:date>
    <meta:editing-duration>PT7H6M41S</meta:editing-duration>
    <meta:editing-cycles>15</meta:editing-cycles>
    <meta:generator>LibreOffice/7.6.7.2$Linux_X86_64 LibreOffice_project/60$Build-2</meta:generator>
    <meta:document-statistic meta:object-count="122"/>
  </office:meta>
</office:document-meta>
</file>